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08cm"/>
    </style:style>
    <style:style style:name="co2" style:family="table-column">
      <style:table-column-properties fo:break-before="auto" style:column-width="16.3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8000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s/>(complex manifol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s/>(cod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/>(mathematical analysis, 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/>(algebraic groups, 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mplex analysis) (entire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nformal mappings) (conformal mapping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s/>(enumerative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s/>(bi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s/>(2D 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theorem</text:p>
          </table:table-cell>
          <table:table-cell office:value-type="string" calcext:value-type="string">
            <text:p><text:s/>(analysis of algorithms) (recurrence relations, 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s/>(Banach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s/>(financ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38"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/>(algebra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s/>(formal languag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office:value-type="string" calcext:value-type="string">
            <text:p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s/>(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s/>(fre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/>(calculus of variation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s/>(electric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s/>(nuclear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s/>(extreme valu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s/>(algebraic topology of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/>(computer science) 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/>(graph theory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s/>(poli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s/>(local 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s/>(fluid 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/>(Riemann surfaces, 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/>(functional analysis, 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s/>(absolu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s/>(mod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s/>(generalized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office:value-type="string" calcext:value-type="string">
            <text:p><text:s/>(conv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s/>(Boolea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s/>(differential operato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s/>(Jorda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s/>(Li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s/>(probabilistic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s/>(compl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s/>(simpl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s/>(continued frac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s/>(combinatorial 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s/>(matri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ley's reciprocity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/>(vector calculus, 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/>(functional analysis, representation theory of the Heisenberg group, quantum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s/>(theory of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office:value-type="string" calcext:value-type="string">
            <text:p><text:s/>(conv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s/>(modul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s/>(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s/>(determina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s/>(axiom of cho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s/>(amicable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s/>(algebraic variet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s/>(Diophantine equ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/>(complex analysis, 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s/>(quadrilater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office:value-type="string" calcext:value-type="string">
            <text:p><text:s/>(quadr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/>(class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/>(several complex variables, 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s/>(differential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s/>(Clebsch–Gordan coefficie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6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7:32:58.081334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7T17:36:20.955763127</dc:date>
    <meta:editing-duration>PT13H52M33S</meta:editing-duration>
    <meta:editing-cycles>538</meta:editing-cycles>
    <meta:generator>LibreOffice/7.1.3.2$Linux_X86_64 LibreOffice_project/10$Build-2</meta:generator>
    <meta:document-statistic meta:table-count="8" meta:cell-count="2720" meta:object-count="0"/>
  </office:meta>
</office:document-meta>
</file>